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list-style-name="LFO19" style:family="paragraph"/>
    <style:style style:name="P138" style:parent-style-name="Normal" style:list-style-name="LFO19" style:family="paragraph"/>
    <style:style style:name="P139" style:parent-style-name="Normal" style:list-style-name="LFO19" style:family="paragraph"/>
    <style:style style:name="P140" style:parent-style-name="Normal" style:list-style-name="LFO19" style:family="paragraph"/>
    <style:style style:name="P141" style:parent-style-name="Normal" style:list-style-name="LFO19" style:family="paragraph"/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family="paragraph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list-style-name="LFO20" style:family="paragraph"/>
    <style:style style:name="P153" style:parent-style-name="Normal" style:list-style-name="LFO20" style:family="paragraph"/>
    <style:style style:name="P154" style:parent-style-name="Normal" style:list-style-name="LFO20" style:family="paragraph"/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list-style-name="LFO21" style:family="paragraph"/>
    <style:style style:name="P166" style:parent-style-name="Normal" style:list-style-name="LFO21" style:family="paragraph"/>
    <style:style style:name="P167" style:parent-style-name="Normal" style:list-style-name="LFO21" style:family="paragraph"/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list-style-name="LFO22" style:family="paragraph"/>
    <style:style style:name="P180" style:parent-style-name="Normal" style:list-style-name="LFO22" style:family="paragraph"/>
    <style:style style:name="P181" style:parent-style-name="Normal" style:list-style-name="LFO22" style:family="paragraph"/>
    <style:style style:name="P182" style:parent-style-name="Normal" style:list-style-name="LFO22" style:family="paragraph"/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187" style:parent-style-name="DefaultParagraphFont" style:family="text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P194" style:parent-style-name="Normal" style:list-style-name="LFO23" style:family="paragraph"/>
    <style:style style:name="P195" style:parent-style-name="Normal" style:list-style-name="LFO23" style:family="paragraph"/>
    <style:style style:name="P196" style:parent-style-name="Normal" style:list-style-name="LFO23" style:family="paragraph"/>
    <style:style style:name="P197" style:parent-style-name="Normal" style:list-style-name="LFO23" style:family="paragraph"/>
    <style:style style:name="P198" style:parent-style-name="Normal" style:list-style-name="LFO23" style:family="paragraph"/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family="paragraph">
      <style:text-properties fo:font-weight="bold" style:font-weight-asian="bold" style:font-weight-complex="bold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T203" style:parent-style-name="DefaultParagraphFont" style:family="text">
      <style:text-properties fo:font-weight="bold" style:font-weight-asian="bold" style:font-weight-complex="bold"/>
    </style:style>
    <style:style style:name="T204" style:parent-style-name="DefaultParagraphFont" style:family="text">
      <style:text-properties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/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P210" style:parent-style-name="Normal" style:list-style-name="LFO24" style:family="paragraph"/>
    <style:style style:name="P211" style:parent-style-name="Normal" style:list-style-name="LFO24" style:family="paragraph"/>
    <style:style style:name="P212" style:parent-style-name="Normal" style:list-style-name="LFO24" style:family="paragraph"/>
    <style:style style:name="P213" style:parent-style-name="Normal" style:list-style-name="LFO24" style:family="paragraph"/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family="paragraph">
      <style:text-properties fo:font-weight="bold" style:font-weight-asian="bold" style:font-weight-complex="bold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Normal" style:family="paragraph">
      <style:text-properties fo:font-weight="bold" style:font-weight-asian="bold" style:font-weight-complex="bold"/>
    </style:style>
    <style:style style:name="P225" style:parent-style-name="Normal" style:list-style-name="LFO25" style:family="paragraph"/>
    <style:style style:name="P226" style:parent-style-name="Normal" style:list-style-name="LFO25" style:family="paragraph"/>
    <style:style style:name="P227" style:parent-style-name="Normal" style:list-style-name="LFO25" style:family="paragraph"/>
    <style:style style:name="P228" style:parent-style-name="Normal" style:list-style-name="LFO25" style:family="paragraph"/>
    <style:style style:name="P229" style:parent-style-name="Normal" style:list-style-name="LFO25" style:family="paragraph"/>
    <style:style style:name="P230" style:parent-style-name="Normal" style:family="paragraph">
      <style:text-properties fo:font-weight="bold" style:font-weight-asian="bold" style:font-weight-complex="bold"/>
    </style:style>
    <style:style style:name="P231" style:parent-style-name="Normal" style:family="paragraph">
      <style:text-properties fo:font-weight="bold" style:font-weight-asian="bold" style:font-weight-complex="bold"/>
    </style:style>
    <style:style style:name="P232" style:parent-style-name="Normal" style:family="paragraph">
      <style:text-properties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/>
    </style:style>
    <style:style style:name="T237" style:parent-style-name="DefaultParagraphFont" style:family="text">
      <style:text-properties fo:font-weight="bold" style:font-weight-asian="bold" style:font-weight-complex="bold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family="paragraph">
      <style:text-properties fo:font-weight="bold" style:font-weight-asian="bold" style:font-weight-complex="bold"/>
    </style:style>
    <style:style style:name="P241" style:parent-style-name="Normal" style:list-style-name="LFO26" style:family="paragraph"/>
    <style:style style:name="P242" style:parent-style-name="Normal" style:list-style-name="LFO26" style:family="paragraph"/>
    <style:style style:name="P243" style:parent-style-name="Normal" style:list-style-name="LFO26" style:family="paragraph"/>
    <style:style style:name="P244" style:parent-style-name="Normal" style:list-style-name="LFO26" style:family="paragraph"/>
    <style:style style:name="P245" style:parent-style-name="Normal" style:list-style-name="LFO26" style:family="paragraph"/>
  </office:automatic-styles>
  <office:body>
    <office:text text:use-soft-page-breaks="true">
      <text:p text:style-name="P1">Requisitos funcionales y Casos de uso<text:s/>de una Librería<text:s/></text:p>
      <text:p text:style-name="Normal"/>
      <text:h text:style-name="Heading2" text:outline-level="2">Requisitos funcionales</text:h>
      <text:p text:style-name="Normal"/>
      <text:p text:style-name="P2">RF-01 – Filtración de libros</text:p>
      <text:p text:style-name="Normal"><text:span text:style-name="T3">• Descripción:</text:span><text:span text:style-name="T4"><text:line-break/></text:span>El sistema permitirá que el usuario filtre libros ingresando el nombre del libro, el autor o seleccionando una categoría de una lista predefinida.</text:p>
      <text:p text:style-name="Normal"><text:span text:style-name="T5">• Actor(es) involucrado(s):</text:span><text:span text:style-name="T6"><text:line-break/></text:span>Usuario (invitado o autenticado)</text:p>
      <text:p text:style-name="Normal"><text:span text:style-name="T7">• Entrada requerida:</text:span><text:span text:style-name="T8"><text:line-break/></text:span>– Texto ingresado en el campo de búsqueda.<text:line-break/>– Categoría seleccionada en la lista.</text:p>
      <text:p text:style-name="Normal"><text:span text:style-name="T9">• Salida esperada:</text:span><text:span text:style-name="T10"><text:line-break/></text:span>– Lista de libros que coinciden con el criterio ingresado.</text:p>
      <text:p text:style-name="P11"/>
      <text:p text:style-name="P12"/>
      <text:p text:style-name="P13">RF-02 – Visualización de libros</text:p>
      <text:p text:style-name="Normal"><text:span text:style-name="T14">• Descripción:</text:span><text:span text:style-name="T15"><text:line-break/></text:span>El sistema mostrará una lista de libros disponibles y, si no se aplica filtro, mostrará los más vendidos por defecto.</text:p>
      <text:p text:style-name="Normal"><text:span text:style-name="T16">• Actor(es) involucrado(s):</text:span><text:span text:style-name="T17"><text:line-break/></text:span>Usuario (invitado o autenticado)</text:p>
      <text:p text:style-name="Normal"><text:span text:style-name="T18">• Entrada requerida:</text:span><text:span text:style-name="T19"><text:line-break/></text:span>Ninguna.</text:p>
      <text:p text:style-name="Normal"><text:span text:style-name="T20">• Salida esperada:</text:span><text:span text:style-name="T21"><text:line-break/></text:span>Lista de libros en formato de tarjetas.</text:p>
      <text:p text:style-name="P22"/>
      <text:p text:style-name="P23"/>
      <text:p text:style-name="P24">RF-03 – Visualizar detalles de un libro</text:p>
      <text:p text:style-name="Normal"><text:span text:style-name="T25">• Descripción:</text:span><text:span text:style-name="T26"><text:line-break/></text:span>El sistema permitirá que el usuario vea la información detallada de un libro al hacer clic en su tarjeta.</text:p>
      <text:soft-page-break/>
      <text:p text:style-name="Normal"><text:span text:style-name="T27">• Actor(es) involucrado(s):</text:span><text:span text:style-name="T28"><text:line-break/></text:span>Usuario (invitado o autenticado)</text:p>
      <text:p text:style-name="Normal"><text:span text:style-name="T29">• Entrada requerida:</text:span><text:span text:style-name="T30"><text:line-break/></text:span>Selección de una tarjeta de libro.</text:p>
      <text:p text:style-name="Normal"><text:span text:style-name="T31">• Salida esperada:</text:span><text:span text:style-name="T32"><text:line-break/></text:span>Página o modal con detalles del libro.</text:p>
      <text:p text:style-name="P33"/>
      <text:p text:style-name="P34"/>
      <text:p text:style-name="P35">RF-04 – Gestión de reseñas</text:p>
      <text:p text:style-name="Normal"><text:span text:style-name="T36">• Descripción:</text:span><text:span text:style-name="T37"><text:line-break/></text:span>El sistema permitirá que los usuarios visualicen reseñas y, si están autenticados, puedan escribir una nueva.</text:p>
      <text:p text:style-name="Normal"><text:span text:style-name="T38">• Actor(es) involucrado(s):</text:span><text:span text:style-name="T39"><text:line-break/></text:span>Usuario autenticado / Usuario invitado</text:p>
      <text:p text:style-name="Normal"><text:span text:style-name="T40">• Entrada requerida:</text:span><text:span text:style-name="T41"><text:line-break/></text:span>– Texto de reseña (opcional si solo visualiza).</text:p>
      <text:p text:style-name="Normal"><text:span text:style-name="T42">• Salida esperada:</text:span><text:span text:style-name="T43"><text:line-break/></text:span>– Reseñas mostradas.<text:line-break/>– Reseña añadida si el usuario la envía.</text:p>
      <text:p text:style-name="P44"/>
      <text:p text:style-name="P45"/>
      <text:p text:style-name="P46">RF-05 – Registro de usuarios</text:p>
      <text:p text:style-name="Normal"><text:span text:style-name="T47">• Descripción:</text:span><text:span text:style-name="T48"><text:line-break/></text:span>El sistema permitirá que un usuario cree una cuenta mediante un formulario con sus datos básicos.</text:p>
      <text:p text:style-name="Normal"><text:span text:style-name="T49">• Actor(es) involucrado(s):</text:span><text:span text:style-name="T50"><text:line-break/></text:span>Usuario invitado</text:p>
      <text:p text:style-name="Normal"><text:span text:style-name="T51">• Entrada requerida:</text:span><text:span text:style-name="T52"><text:line-break/></text:span>Correo, contraseña, datos personales.</text:p>
      <text:p text:style-name="Normal"><text:span text:style-name="T53">• Salida esperada:</text:span><text:span text:style-name="T54"><text:line-break/></text:span>Cuenta creada y confirmación.</text:p>
      <text:p text:style-name="P55"/>
      <text:p text:style-name="P56"/>
      <text:p text:style-name="P57">RF-06 – Autenticación</text:p>
      <text:p text:style-name="Normal"><text:span text:style-name="T58">• Descripción:</text:span><text:span text:style-name="T59"><text:line-break/></text:span>El sistema permitirá que el usuario inicie sesión mediante correo y contraseña.</text:p>
      <text:soft-page-break/>
      <text:p text:style-name="Normal"><text:span text:style-name="T60">• Actor(es) involucrado(s):</text:span><text:span text:style-name="T61"><text:line-break/></text:span>Usuario registrado</text:p>
      <text:p text:style-name="Normal"><text:span text:style-name="T62">• Entrada requerida:</text:span><text:span text:style-name="T63"><text:line-break/></text:span>Correo y contraseña.</text:p>
      <text:p text:style-name="Normal"><text:span text:style-name="T64">• Salida esperada:</text:span><text:span text:style-name="T65"><text:line-break/></text:span>Acceso al área de usuario.</text:p>
      <text:p text:style-name="P66"/>
      <text:p text:style-name="P67"/>
      <text:p text:style-name="P68">RF-07 – Edición de perfil</text:p>
      <text:p text:style-name="Normal"><text:span text:style-name="T69">• Descripción:</text:span><text:span text:style-name="T70"><text:line-break/></text:span>El sistema permitirá que un usuario autenticado modifique su información personal.</text:p>
      <text:p text:style-name="Normal"><text:span text:style-name="T71">• Actor(es) involucrado(s):</text:span><text:span text:style-name="T72"><text:line-break/></text:span>Usuario autenticado</text:p>
      <text:p text:style-name="Normal"><text:span text:style-name="T73">• Entrada requerida:</text:span><text:span text:style-name="T74"><text:line-break/></text:span>Datos actualizados del perfil.</text:p>
      <text:p text:style-name="Normal"><text:span text:style-name="T75">• Salida esperada:</text:span><text:span text:style-name="T76"><text:line-break/></text:span>Perfil actualizado correctamente.</text:p>
      <text:p text:style-name="P77"/>
      <text:p text:style-name="P78"/>
      <text:p text:style-name="P79">RF-08 – Añadir libros al carrito</text:p>
      <text:p text:style-name="Normal"><text:span text:style-name="T80">• Descripción:</text:span><text:span text:style-name="T81"><text:line-break/></text:span>El sistema permitirá que un usuario autenticado añada libros al carrito desde la lista o desde los detalles del libro.</text:p>
      <text:p text:style-name="Normal"><text:span text:style-name="T82">• Actor(es) involucrado(s):</text:span><text:span text:style-name="T83"><text:line-break/></text:span>Usuario autenticado</text:p>
      <text:p text:style-name="Normal"><text:span text:style-name="T84">• Entrada requerida:</text:span><text:span text:style-name="T85"><text:line-break/></text:span>Selección del botón “Añadir al carrito”.</text:p>
      <text:p text:style-name="Normal"><text:span text:style-name="T86">• Salida esperada:</text:span><text:span text:style-name="T87"><text:line-break/></text:span>Libro añadido y carrito actualizado.</text:p>
      <text:p text:style-name="P88"/>
      <text:p text:style-name="P89"/>
      <text:p text:style-name="P90">RF-09 – Visualizar carrito</text:p>
      <text:p text:style-name="Normal"><text:span text:style-name="T91">• Descripción:</text:span><text:span text:style-name="T92"><text:line-break/></text:span>El sistema permitirá que el usuario vea los libros añadidos al carrito junto con su precio y cantidad.</text:p>
      <text:soft-page-break/>
      <text:p text:style-name="Normal"><text:span text:style-name="T93">• Actor(es) involucrado(s):</text:span><text:span text:style-name="T94"><text:line-break/></text:span>Usuario autenticado</text:p>
      <text:p text:style-name="Normal"><text:span text:style-name="T95">• Entrada requerida:</text:span><text:span text:style-name="T96"><text:line-break/></text:span>Ninguna.</text:p>
      <text:p text:style-name="Normal"><text:span text:style-name="T97">• Salida esperada:</text:span><text:span text:style-name="T98"><text:line-break/></text:span>Lista de productos del carrito.</text:p>
      <text:p text:style-name="P99"/>
      <text:p text:style-name="P100">RF-10 – Modificación del carrito</text:p>
      <text:p text:style-name="Normal"><text:span text:style-name="T101">• Descripción:</text:span><text:span text:style-name="T102"><text:line-break/></text:span>El sistema permitirá incrementar, reducir o eliminar libros del carrito.</text:p>
      <text:p text:style-name="Normal"><text:span text:style-name="T103">• Actor(es) involucrado(s):</text:span><text:span text:style-name="T104"><text:line-break/></text:span>Usuario autenticado</text:p>
      <text:p text:style-name="Normal"><text:span text:style-name="T105">• Entrada requerida:</text:span><text:span text:style-name="T106"><text:line-break/></text:span>Acción realizada en el carrito.</text:p>
      <text:p text:style-name="Normal"><text:span text:style-name="T107">• Salida esperada:</text:span><text:span text:style-name="T108"><text:line-break/></text:span>Carrito actualizado.</text:p>
      <text:p text:style-name="P109"/>
      <text:p text:style-name="P110">RF-11 – Ventanas modales</text:p>
      <text:p text:style-name="Normal"><text:span text:style-name="T111">• Descripción:</text:span><text:span text:style-name="T112"><text:line-break/></text:span>El sistema mostrará modales para acciones como: ver detalles del libro, editar perfil, iniciar sesión o confirmar compras.</text:p>
      <text:p text:style-name="Normal"><text:span text:style-name="T113">• Actor(es) involucrado(s):</text:span><text:span text:style-name="T114"><text:line-break/></text:span>Usuario (invitado o autenticado)</text:p>
      <text:p text:style-name="Normal"><text:span text:style-name="T115">• Entrada requerida:</text:span><text:span text:style-name="T116"><text:line-break/></text:span>Acción que active el modal.</text:p>
      <text:p text:style-name="Normal"><text:span text:style-name="T117">• Salida esperada:</text:span><text:span text:style-name="T118"><text:line-break/></text:span>Modal abierto y funcional.</text:p>
      <text:p text:style-name="P119"/>
      <text:p text:style-name="P120">RF-12 – Finalizar compra</text:p>
      <text:p text:style-name="Normal"><text:span text:style-name="T121">• Descripción:</text:span><text:span text:style-name="T122"><text:line-break/></text:span>El sistema permitirá que el usuario complete el proceso de compra desde el carrito.</text:p>
      <text:p text:style-name="Normal"><text:span text:style-name="T123">• Actor(es) involucrado(s):</text:span><text:span text:style-name="T124"><text:line-break/></text:span>Usuario autenticado</text:p>
      <text:p text:style-name="Normal"><text:span text:style-name="T125">• Entrada requerida:</text:span><text:span text:style-name="T126"><text:line-break/></text:span>Confirmación del pedido.</text:p>
      <text:p text:style-name="Normal"><text:span text:style-name="T127">• Salida esperada:</text:span><text:span text:style-name="T128"><text:line-break/></text:span>Compra realizada y comprobante de confirmación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asos de uso</text:h>
      <text:p text:style-name="Normal"/>
      <text:p text:style-name="P129">CU-01 – Filtrar libros por texto o categoría → RF-01</text:p>
      <text:p text:style-name="Normal"><text:span text:style-name="T130">Descripción:</text:span><text:span text:style-name="T131"><text:line-break/></text:span>El usuario realiza una búsqueda indicando un nombre, autor o categoría.</text:p>
      <text:p text:style-name="Normal"><text:span text:style-name="T132">Actor:</text:span><text:span text:style-name="T133"><text:line-break/></text:span>Usuario (invitado o autenticado)</text:p>
      <text:p text:style-name="Normal"><text:span text:style-name="T134">Precondición:</text:span><text:span text:style-name="T135"><text:line-break/></text:span>El usuario está en la página principal o catálogo.</text:p>
      <text:p text:style-name="P136">Flujo Principal:</text:p>
      <text:list text:style-name="LFO19" text:continue-numbering="true">
        <text:list-item>
          <text:p text:style-name="P137">El usuario escribe texto o selecciona categoría.</text:p>
        </text:list-item>
        <text:list-item>
          <text:p text:style-name="P138">El usuario pulsa “Buscar”.</text:p>
        </text:list-item>
        <text:list-item>
          <text:p text:style-name="P139">El sistema procesa los criterios.</text:p>
        </text:list-item>
        <text:list-item>
          <text:p text:style-name="P140">El sistema obtiene coincidencias.</text:p>
        </text:list-item>
        <text:list-item>
          <text:p text:style-name="P141">El sistema muestra los resultados.</text:p>
        </text:list-item>
      </text:list>
      <text:p text:style-name="P142"/>
      <text:p text:style-name="P143"/>
      <text:p text:style-name="P144">CU-02 – Visualizar la lista de libros → RF-02</text:p>
      <text:p text:style-name="Normal"><text:span text:style-name="T145">Descripción:</text:span><text:span text:style-name="T146"><text:line-break/></text:span>El usuario observa los libros disponibles o los más vendidos.</text:p>
      <text:p text:style-name="Normal"><text:span text:style-name="T147">Actor:</text:span><text:span text:style-name="T148"><text:line-break/></text:span>Usuario</text:p>
      <text:p text:style-name="Normal"><text:span text:style-name="T149">Precondición:</text:span><text:span text:style-name="T150"><text:line-break/></text:span>Ninguna.</text:p>
      <text:p text:style-name="P151">Flujo Principal:</text:p>
      <text:list text:style-name="LFO20" text:continue-numbering="true">
        <text:list-item>
          <text:p text:style-name="P152">El usuario accede al catálogo.</text:p>
        </text:list-item>
        <text:list-item>
          <text:p text:style-name="P153">El sistema carga los libros.</text:p>
        </text:list-item>
        <text:list-item>
          <text:p text:style-name="P154">El sistema los muestra en forma de tarjetas.</text:p>
        </text:list-item>
      </text:list>
      <text:p text:style-name="P155"/>
      <text:p text:style-name="P156"/>
      <text:p text:style-name="P157">CU-03 – Ver detalles de un libro → RF-03</text:p>
      <text:p text:style-name="Normal"><text:span text:style-name="T158">Descripción:</text:span><text:span text:style-name="T159"><text:line-break/></text:span>El usuario selecciona un libro para ver información más completa.</text:p>
      <text:p text:style-name="Normal"><text:span text:style-name="T160">Actor:</text:span><text:span text:style-name="T161"><text:line-break/></text:span>Usuario</text:p>
      <text:p text:style-name="Normal"><text:span text:style-name="T162">Precondición:</text:span><text:span text:style-name="T163"><text:line-break/></text:span>El usuario ve la lista de libros.</text:p>
      <text:p text:style-name="P164">Flujo Principal:</text:p>
      <text:list text:style-name="LFO21" text:continue-numbering="true">
        <text:list-item>
          <text:p text:style-name="P165">El usuario selecciona una tarjeta.</text:p>
        </text:list-item>
        <text:list-item>
          <text:p text:style-name="P166">El sistema abre un modal o página con detalles.</text:p>
        </text:list-item>
        <text:list-item>
          <text:p text:style-name="P167">Se muestran datos del libro.</text:p>
        </text:list-item>
      </text:list>
      <text:p text:style-name="P168"/>
      <text:p text:style-name="P169"/>
      <text:p text:style-name="P170"/>
      <text:p text:style-name="P171">CU-04 – Gestionar reseñas → RF-04</text:p>
      <text:p text:style-name="Normal"><text:span text:style-name="T172">Descripción:</text:span><text:span text:style-name="T173"><text:line-break/></text:span>El usuario visualiza reseñas y puede añadir una nueva si está autenticado.</text:p>
      <text:p text:style-name="Normal"><text:span text:style-name="T174">Actor:</text:span><text:span text:style-name="T175"><text:line-break/></text:span>Usuario autenticado / invitado</text:p>
      <text:p text:style-name="Normal"><text:span text:style-name="T176">Precondición:</text:span><text:span text:style-name="T177"><text:line-break/></text:span>El usuario está viendo un libro.</text:p>
      <text:p text:style-name="P178">Flujo Principal:</text:p>
      <text:list text:style-name="LFO22" text:continue-numbering="true">
        <text:list-item>
          <text:p text:style-name="P179">El sistema muestra reseñas existentes.</text:p>
        </text:list-item>
        <text:list-item>
          <text:p text:style-name="P180">Si está autenticado, introduce una reseña.</text:p>
        </text:list-item>
        <text:list-item>
          <text:p text:style-name="P181">El usuario envía la reseña.</text:p>
        </text:list-item>
        <text:list-item>
          <text:p text:style-name="P182">El sistema la guarda y actualiza la lista.</text:p>
        </text:list-item>
      </text:list>
      <text:p text:style-name="P183"/>
      <text:p text:style-name="P184"/>
      <text:p text:style-name="P185"/>
      <text:soft-page-break/>
      <text:p text:style-name="P186">CU-05 – Registrarse → RF-05</text:p>
      <text:p text:style-name="Normal"><text:span text:style-name="T187">Descripción:</text:span><text:span text:style-name="T188"><text:line-break/></text:span>El usuario crea una cuenta nueva.</text:p>
      <text:p text:style-name="Normal"><text:span text:style-name="T189">Actor:</text:span><text:span text:style-name="T190"><text:line-break/></text:span>Usuario invitado</text:p>
      <text:p text:style-name="Normal"><text:span text:style-name="T191">Precondición:</text:span><text:span text:style-name="T192"><text:line-break/></text:span>El usuario accede al formulario de registro.</text:p>
      <text:p text:style-name="P193">Flujo Principal:</text:p>
      <text:list text:style-name="LFO23" text:continue-numbering="true">
        <text:list-item>
          <text:p text:style-name="P194">El usuario completa el formulario.</text:p>
        </text:list-item>
        <text:list-item>
          <text:p text:style-name="P195">El usuario envía los datos.</text:p>
        </text:list-item>
        <text:list-item>
          <text:p text:style-name="P196">El sistema valida la información.</text:p>
        </text:list-item>
        <text:list-item>
          <text:p text:style-name="P197">El sistema crea la cuenta.</text:p>
        </text:list-item>
        <text:list-item>
          <text:p text:style-name="P198">Muestra confirmación.</text:p>
        </text:list-item>
      </text:list>
      <text:p text:style-name="P199"/>
      <text:p text:style-name="P200"/>
      <text:p text:style-name="P201"/>
      <text:p text:style-name="P202">CU-06 – Iniciar sesión → RF-06</text:p>
      <text:p text:style-name="Normal"><text:span text:style-name="T203">Descripción:</text:span><text:span text:style-name="T204"><text:line-break/></text:span>El usuario accede a su cuenta mediante credenciales.</text:p>
      <text:p text:style-name="Normal"><text:span text:style-name="T205">Actor:</text:span><text:span text:style-name="T206"><text:line-break/></text:span>Usuario registrado</text:p>
      <text:p text:style-name="Normal"><text:span text:style-name="T207">Precondición:</text:span><text:span text:style-name="T208"><text:line-break/></text:span>El usuario se encuentra en el formulario de login.</text:p>
      <text:p text:style-name="P209">Flujo Principal:</text:p>
      <text:list text:style-name="LFO24" text:continue-numbering="true">
        <text:list-item>
          <text:p text:style-name="P210">El usuario ingresa correo y contraseña.</text:p>
        </text:list-item>
        <text:list-item>
          <text:p text:style-name="P211">El usuario hace clic en “Iniciar sesión”.</text:p>
        </text:list-item>
        <text:list-item>
          <text:p text:style-name="P212">El sistema valida los datos.</text:p>
        </text:list-item>
        <text:list-item>
          <text:p text:style-name="P213">El sistema concede acceso.</text:p>
        </text:list-item>
      </text:list>
      <text:p text:style-name="P214"/>
      <text:p text:style-name="P215"/>
      <text:p text:style-name="P216"/>
      <text:p text:style-name="P217">CU-07 – Añadir un libro al carrito → RF-08</text:p>
      <text:p text:style-name="Normal"><text:span text:style-name="T218">Descripción:</text:span><text:span text:style-name="T219"><text:line-break/></text:span>El usuario agrega un libro al carrito desde la lista o los detalles.</text:p>
      <text:soft-page-break/>
      <text:p text:style-name="Normal"><text:span text:style-name="T220">Actor:</text:span><text:span text:style-name="T221"><text:line-break/></text:span>Usuario autenticado</text:p>
      <text:p text:style-name="Normal"><text:span text:style-name="T222">Precondición:</text:span><text:span text:style-name="T223"><text:line-break/></text:span>Usuario autenticado y libro visible.</text:p>
      <text:p text:style-name="P224">Flujo Principal:</text:p>
      <text:list text:style-name="LFO25" text:continue-numbering="true">
        <text:list-item>
          <text:p text:style-name="P225">El usuario hace clic en “Añadir al carrito”.</text:p>
        </text:list-item>
        <text:list-item>
          <text:p text:style-name="P226">El sistema verifica si ya está en el carrito.</text:p>
        </text:list-item>
        <text:list-item>
          <text:p text:style-name="P227">Si existe, aumenta la cantidad.</text:p>
        </text:list-item>
        <text:list-item>
          <text:p text:style-name="P228">Si no existe, lo agrega con cantidad inicial.</text:p>
        </text:list-item>
        <text:list-item>
          <text:p text:style-name="P229">El carrito se actualiza.</text:p>
        </text:list-item>
      </text:list>
      <text:p text:style-name="Normal"/>
      <text:p text:style-name="P230"/>
      <text:p text:style-name="P231"/>
      <text:p text:style-name="P232">CU-08 – Finalizar compra → RF-12</text:p>
      <text:p text:style-name="Normal"><text:span text:style-name="T233">Descripción:</text:span><text:span text:style-name="T234"><text:line-break/></text:span>El usuario realiza el proceso de compra desde el carrito<text:span text:style-name="T235">.</text:span></text:p>
      <text:p text:style-name="Normal"><text:span text:style-name="T236">Actor:</text:span><text:span text:style-name="T237"><text:line-break/></text:span>Usuario autenticado</text:p>
      <text:p text:style-name="Normal"><text:span text:style-name="T238">Precondición:</text:span><text:span text:style-name="T239"><text:line-break/></text:span>El usuario tiene productos en el carrito.</text:p>
      <text:p text:style-name="P240">Flujo Principal:</text:p>
      <text:list text:style-name="LFO26" text:continue-numbering="true">
        <text:list-item>
          <text:p text:style-name="P241">El usuario abre el carrito.</text:p>
        </text:list-item>
        <text:list-item>
          <text:p text:style-name="P242">El usuario pulsa “Finalizar compra”.</text:p>
        </text:list-item>
        <text:list-item>
          <text:p text:style-name="P243">El sistema muestra el resumen.</text:p>
        </text:list-item>
        <text:list-item>
          <text:p text:style-name="P244">El usuario confirma la compra.</text:p>
        </text:list-item>
        <text:list-item>
          <text:p text:style-name="P245">El sistema registra la orden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Daniel Alejandro López Denis<text:tab/><text:tab/>tda35164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 Lopez</meta:initial-creator>
    <dc:creator>Dani Lopez</dc:creator>
    <meta:creation-date>2025-11-20T18:31:00Z</meta:creation-date>
    <dc:date>2025-11-20T22:18:00Z</dc:date>
    <meta:template xlink:href="Normal" xlink:type="simple"/>
    <meta:editing-cycles>1</meta:editing-cycles>
    <meta:editing-duration>PT13620S</meta:editing-duration>
    <meta:document-statistic meta:page-count="8" meta:paragraph-count="13" meta:word-count="1036" meta:character-count="6724" meta:row-count="47" meta:non-whitespace-character-count="5701"/>
  </office:meta>
</office:document-meta>
</file>